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/>
    </style:style>
    <style:style style:name="P2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3" style:family="paragraph">
      <style:text-properties fo:language="en" fo:country="US"/>
    </style:style>
    <style:style style:name="P4" style:family="paragraph" style:parent-style-name="Standard">
      <style:text-properties style:font-name="Liberation Serif1"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style:font-name="Liberation Serif1" fo:language="en" fo:country="US"/>
    </style:style>
    <style:style style:name="T1" style:family="text">
      <style:text-properties style:font-name="Liberation Seri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 started on Thu 14 Mar 2013 04:40:59 PM EDT<text:line-break/>#]0;landgrebea@aldenv23: ~/cs112/lab5#landgrebea@aldenv23:~/cs112/lab5$ packl2##[K##[K##[K2##[Kk200 acit##[K##[Kti##[K##[K##[K##[K##[K##[K##[K##[K##[K##[K##[K##[K#########/usr/bin/timne ##[K##[K##[Ke aci##[Ktivation.pack.gz####################[C activation.pack.gz###################p activation.pack.gz###################a activation.pack.gz###################c activation.pack.gz###################k activation.pack.gz###################2 activation.pack.gz###################0 activation.pack.gz###################0 activation.pack.gz####################[C activation.pack.gz####################[1Pactivation.pack.gz############################[C#[C#[C#[C#[C#[C#[C#[C#[C#[C#[C#[C#[C#[C#[C#[C#[C#[C#[C#[C#[C#[C#[C#[C#[C#[C#[C# activ </text:p>
      <text:p text:style-name="P1">0.95user 0.03system 0:00.60elapsed 164%CPU (0avgtext+0avgdata 131696maxresident)k</text:p>
      <text:p text:style-name="P1">0inputs+120outputs (0major+13490minor)pagefaults 0swaps</text:p>
      <text:p text:style-name="P1">#]0;landgrebea@aldenv23: ~/cs112/lab5#landgrebea@aldenv23:~/cs112/lab5$ /usr/bin/time pack200 activation.pack.gz activa</text:p>
      <text:p text:style-name="P1">0.99user 0.02system 0:00.61elapsed 166%CPU (0avgtext+0avgdata 131840maxresident)k</text:p>
      <text:p text:style-name="P1">0inputs+120outputs (0major+13315minor)pagefaults 0swaps</text:p>
      <text:p text:style-name="P1">#]0;landgrebea@aldenv23: ~/cs112/lab5#landgrebea@aldenv23:~/cs112/lab5$ /usr/bin/time pack200 activation.pack.gz activa</text:p>
      <text:p text:style-name="P1">1.02user 0.04system 0:00.64elapsed 165%CPU (0avgtext+0avgdata 139968maxresident)k</text:p>
      <text:p text:style-name="P1">0inputs+120outputs (0major+12313minor)pagefaults 0swaps</text:p>
      <text:p text:style-name="P1">#]0;landgrebea@aldenv23: ~/cs112/lab5#landgrebea@aldenv23:~/cs112/lab5$ /usr/bin/time pack200 activation.pack.gz activa</text:p>
      <text:p text:style-name="P1">1.04user 0.03system 0:00.63elapsed 168%CPU (0avgtext+0avgdata 139232maxresident)k</text:p>
      <text:p text:style-name="P1">0inputs+120outputs (0major+13082minor)pagefaults 0swaps</text:p>
      <text:p text:style-name="P1">#]0;landgrebea@aldenv23: ~/cs112/lab5#landgrebea@aldenv23:~/cs112/lab5$ /usr/bin/time pack200 activation.pack.gz activa</text:p>
      <text:p text:style-name="P1">0.89user 0.06system 0:00.58elapsed 163%CPU (0avgtext+0avgdata 135216maxresident)k</text:p>
      <text:p text:style-name="P1">0inputs+120outputs (0major+12552minor)pagefaults 0swaps</text:p>
      <text:p text:style-name="P1">#]0;landgrebea@aldenv23: ~/cs112/lab5#landgrebea@aldenv23:~/cs112/lab5$ /usr/bin/time pack200 activation.pack.gz activa#[C#[C#[C#[C#[C#[C#[C#[C#[C#[C#[C#[C#[C#[C#[C#[C#[C#[Cg activation.pack activation.jar#[A</text:p>
      <text:p text:style-name="P1"/>
      <text:p text:style-name="P1">0.97user 0.04system 0:00.61elapsed 164%CPU (0avgtext+0avgdata 132576maxresident)k</text:p>
      <text:p text:style-name="P1">0inputs+168outputs (0major+14336minor)pagefaults 0swaps</text:p>
      <text:p text:style-name="P1">#]0;landgrebea@aldenv23: ~/cs112/lab5#landgrebea@aldenv23:~/cs112/lab5$ /usr/bin/time pack200 --no-gzip activation.pack</text:p>
      <text:p text:style-name="P1">0.88user 0.03system 0:00.57elapsed 160%CPU (0avgtext+0avgdata 137344maxresident)k</text:p>
      <text:p text:style-name="P1">0inputs+168outputs (0major+12729minor)pagefaults 0swaps</text:p>
      <text:p text:style-name="P1">#]0;landgrebea@aldenv23: ~/cs112/lab5#landgrebea@aldenv23:~/cs112/lab5$ /usr/bin/time pack200 --no-gzip activation.pack</text:p>
      <text:p text:style-name="P1">0.94user 0.05system 0:00.60elapsed 165%CPU (0avgtext+0avgdata 139536maxresident)k</text:p>
      <text:p text:style-name="P1">0inputs+168outputs (0major+14249minor)pagefaults 0swaps</text:p>
      <text:p text:style-name="P1">#]0;landgrebea@aldenv23: ~/cs112/lab5#landgrebea@aldenv23:~/cs112/lab5$ /usr/bin/time pack200 --no-gzip activation.pack</text:p>
      <text:p text:style-name="P1">0.88user 0.02system 0:00.55elapsed 162%CPU (0avgtext+0avgdata 131376maxresident)k</text:p>
      <text:p text:style-name="P1">0inputs+168outputs (0major+12078minor)pagefaults 0swaps</text:p>
      <text:p text:style-name="P1">#]0;landgrebea@aldenv23: ~/cs112/lab5#landgrebea@aldenv23:~/cs112/lab5$ /usr/bin/time pack200 --no-gzip activation.pack</text:p>
      <text:p text:style-name="P1"><text:soft-page-break/>0.91user 0.05system 0:00.60elapsed 160%CPU (0avgtext+0avgdata 130320maxresident)k</text:p>
      <text:p text:style-name="P1">0inputs+168outputs (0major+13242minor)pagefaults 0swaps</text:p>
      <text:p text:style-name="P1">#]0;landgrebea@aldenv23: ~/cs112/lab5#landgrebea@aldenv23:~/cs112/lab5$ zip activation ##[K.zip active##[Kation ##[K.jar</text:p>
      <text:p text:style-name="P1">updating: activation.jar (deflated 10%)</text:p>
      <text:p text:style-name="P1">#]0;landgrebea@aldenv23: ~/cs112/lab5#landgrebea@aldenv23:~/cs112/lab5$ usr/bom/##[K##[K##[K##[Kbin/time zip activation.##[K.zip activation.jar </text:p>
      <text:p text:style-name="P1"/>
      <text:p text:style-name="P1">updating: activation.jar (deflated 10%)</text:p>
      <text:p text:style-name="P1">0.00user 0.00system 0:00.02elapsed 14%CPU (0avgtext+0avgdata 4480maxresident)k</text:p>
      <text:p text:style-name="P1">120inputs+120outputs (0major+345minor)pagefaults 0swaps</text:p>
      <text:p text:style-name="P1">#]0;landgrebea@aldenv23: ~/cs112/lab5#landgrebea@aldenv23:~/cs112/lab5$ /usr/bin/time zip activation.zip activation.jar</text:p>
      <text:p text:style-name="P1">updating: activation.jar (deflated 10%)</text:p>
      <text:p text:style-name="P1">0.00user 0.00system 0:00.02elapsed 14%CPU (0avgtext+0avgdata 4480maxresident)k</text:p>
      <text:p text:style-name="P1">120inputs+120outputs (0major+345minor)pagefaults 0swaps</text:p>
      <text:p text:style-name="P1">#]0;landgrebea@aldenv23: ~/cs112/lab5#landgrebea@aldenv23:~/cs112/lab5$ /usr/bin/time zip activation.zip activation.jar</text:p>
      <text:p text:style-name="P1">updating: activation.jar (deflated 10%)</text:p>
      <text:p text:style-name="P1">0.00user 0.00system 0:00.02elapsed 14%CPU (0avgtext+0avgdata 4464maxresident)k</text:p>
      <text:p text:style-name="P1">120inputs+120outputs (0major+344minor)pagefaults 0swaps</text:p>
      <text:p text:style-name="P1">#]0;landgrebea@aldenv23: ~/cs112/lab5#landgrebea@aldenv23:~/cs112/lab5$ /usr/bin/time zip activation.zip activation.jar</text:p>
      <text:p text:style-name="P1">updating: activation.jar (deflated 10%)</text:p>
      <text:p text:style-name="P1">0.00user 0.00system 0:00.02elapsed 14%CPU (0avgtext+0avgdata 4480maxresident)k</text:p>
      <text:p text:style-name="P1">120inputs+120outputs (0major+345minor)pagefaults 0swaps</text:p>
      <text:p text:style-name="P1">#]0;landgrebea@aldenv23: ~/cs112/lab5#landgrebea@aldenv23:~/cs112/lab5$ /usr/bin/time zip activation.zip activation.jar</text:p>
      <text:p text:style-name="P1">updating: activation.jar (deflated 10%)</text:p>
      <text:p text:style-name="P1">0.00user 0.00system 0:00.19elapsed 2%CPU (0avgtext+0avgdata 4480maxresident)k</text:p>
      <text:p text:style-name="P1">120inputs+120outputs (0major+346minor)pagefaults 0swaps</text:p>
      <text:p text:style-name="P1">#]0;landgrebea@aldenv23: ~/cs112/lab5#landgrebea@aldenv23:~/cs112/lab5$ exit</text:p>
      <text:p text:style-name="P1">exit</text:p>
      <text:p text:style-name="P1"><text:line-break/>Script done on Thu 14 Mar 2013 04:43:35 PM EDT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cript started on Thu 14 Mar 2013 04:43:47 PM EDT<text:line-break/>#]0;landgrebea@aldenv23: ~/cs112/lab5#landgrebea@aldenv23:~/cs112/lab5$ pacvk ##[K##[K##[Kk 200 ##[K##[K##[K##[K##[K##[K##[K##[K##[K##/usr/bin.##[K/time pack200 atom#server-2.0-tests.pack</text:p>
      <text:p text:style-name="P1">2.14user 0.07system 0:01.20elapsed 183%CPU (0avgtext+0avgdata 208480maxresident)k</text:p>
      <text:p text:style-name="P1">0inputs+208outputs (0major+20397minor)pagefaults 0swaps</text:p>
      <text:p text:style-name="P1">#]0;landgrebea@aldenv23: ~/cs112/lab5#landgrebea@aldenv23:~/cs112/lab5$ /usr/bin/time pack200 atomserver-2.0-tests.pack</text:p>
      <text:p text:style-name="P1">1.79user 0.06system 0:01.02elapsed 180%CPU (0avgtext+0avgdata 195584maxresident)k</text:p>
      <text:p text:style-name="P1">0inputs+208outputs (0major+18753minor)pagefaults 0swaps</text:p>
      <text:p text:style-name="P1">#]0;landgrebea@aldenv23: ~/cs112/lab5#landgrebea@aldenv23:~/cs112/lab5$ /usr/bin/time pack200 atomserver-2.0-tests.pack</text:p>
      <text:p text:style-name="P1">2.10user 0.03system 0:01.15elapsed 184%CPU (0avgtext+0avgdata 196320maxresident)k</text:p>
      <text:p text:style-name="P1">0inputs+208outputs (0major+17339minor)pagefaults 0swaps</text:p>
      <text:p text:style-name="P1">#]0;landgrebea@aldenv23: ~/cs112/lab5#landgrebea@aldenv23:~/cs112/lab5$ /usr/bin/time pack200 atomserver-2.0-tests.pack</text:p>
      <text:p text:style-name="P1">2.12user 0.04system 0:01.18elapsed 183%CPU (0avgtext+0avgdata 193424maxresident)k</text:p>
      <text:p text:style-name="P1">0inputs+208outputs (0major+20170minor)pagefaults 0swaps</text:p>
      <text:p text:style-name="P1">#]0;landgrebea@aldenv23: ~/cs112/lab5#landgrebea@aldenv23:~/cs112/lab5$ /usr/bin/time pack200 atomserver-2.0-tests.pack</text:p>
      <text:p text:style-name="P1">2.03user 0.05system 0:01.14elapsed 182%CPU (0avgtext+0avgdata 187712maxresident)k</text:p>
      <text:p text:style-name="P1">0inputs+208outputs (0major+23451minor)pagefaults 0swaps</text:p>
      <text:p text:style-name="P1">#]0;landgrebea@aldenv23: ~/cs112/lab5#landgrebea@aldenv23:~/cs112/lab5$ /usr/bin./##[Kti##[K##[K##[K/time pack n##[K--no-gzip ##############[C#[C#[1@2#[1@0#[1@0#[C#[C#[C#[C#[C#[C#[C#[C#[C#[C#[C#######atoms#erver-2.0-</text:p>
      <text:p text:style-name="P1">2.16user 0.03system 0:01.19elapsed 184%CPU (0avgtext+0avgdata 198512maxresident)k</text:p>
      <text:p text:style-name="P1">0inputs+488outputs (0major+18776minor)pagefaults 0swaps</text:p>
      <text:p text:style-name="P1">#]0;landgrebea@aldenv23: ~/cs112/lab5#landgrebea@aldenv23:~/cs112/lab5$ /usr/bin/time pack200 --no-gzip atomserver-2.0-</text:p>
      <text:p text:style-name="P1">1.88user 0.08system 0:01.08elapsed 181%CPU (0avgtext+0avgdata 197840maxresident)k</text:p>
      <text:p text:style-name="P1">0inputs+488outputs (0major+21439minor)pagefaults 0swaps</text:p>
      <text:p text:style-name="P1">#]0;landgrebea@aldenv23: ~/cs112/lab5#landgrebea@aldenv23:~/cs112/lab5$ /usr/bin/time pack200 --no-gzip atomserver-2.0-</text:p>
      <text:p text:style-name="P1">2.05user 0.06system 0:01.14elapsed 185%CPU (0avgtext+0avgdata 188816maxresident)k</text:p>
      <text:p text:style-name="P1">0inputs+488outputs (0major+19556minor)pagefaults 0swaps</text:p>
      <text:p text:style-name="P1">#]0;landgrebea@aldenv23: ~/cs112/lab5#landgrebea@aldenv23:~/cs112/lab5$ /usr/bin/time pack200 --no-gzip atomserver-2.0-</text:p>
      <text:p text:style-name="P1">1.98user 0.05system 0:01.12elapsed 182%CPU (0avgtext+0avgdata 191152maxresident)k</text:p>
      <text:p text:style-name="P1">0inputs+488outputs (0major+18680minor)pagefaults 0swaps</text:p>
      <text:p text:style-name="P1">#]0;landgrebea@aldenv23: ~/cs112/lab5#landgrebea@aldenv23:~/cs112/lab5$ /usr/bin/time pack200 --no-gzip atomserver-2.0-</text:p>
      <text:p text:style-name="P1">2.00user 0.07system 0:01.15elapsed 180%CPU (0avgtext+0avgdata 189264maxresident)k</text:p>
      <text:p text:style-name="P1">0inputs+488outputs (0major+25632minor)pagefaults 0swaps</text:p>
      <text:p text:style-name="P1">#]0;landgrebea@aldenv23: ~/cs112/lab5#landgrebea@aldenv23:~/cs112/lab5$ /usr.bin##[K##[K##[K##[K##[Kr/bint##[K/time zip atoms#erver-2.0-tests.zip ato </text:p>
      <text:p text:style-name="P1">updating: atomserver-2.0-tests.jar (deflated 7%)</text:p>
      <text:p text:style-name="P1">0.01user 0.00system 0:00.05elapsed 22%CPU (0avgtext+0avgdata 4496maxresident)k</text:p>
      <text:p text:style-name="P1">352inputs+352outputs (0major+345minor)pagefaults 0swaps</text:p>
      <text:p text:style-name="P1"><text:soft-page-break/>#]0;landgrebea@aldenv23: ~/cs112/lab5#landgrebea@aldenv23:~/cs112/lab5$ /usr/bin/time zip atomserver-2.0-tests.zip atom</text:p>
      <text:p text:style-name="P1">updating: atomserver-2.0-tests.jar (deflated 7%)</text:p>
      <text:p text:style-name="P1">0.01user 0.00system 0:00.05elapsed 23%CPU (0avgtext+0avgdata 4496maxresident)k</text:p>
      <text:p text:style-name="P1">352inputs+352outputs (0major+345minor)pagefaults 0swaps</text:p>
      <text:p text:style-name="P1">#]0;landgrebea@aldenv23: ~/cs112/lab5#landgrebea@aldenv23:~/cs112/lab5$ /usr/bin/time zip atomserver-2.0-tests.zip atom</text:p>
      <text:p text:style-name="P1">updating: atomserver-2.0-tests.jar (deflated 7%)</text:p>
      <text:p text:style-name="P1">0.01user 0.00system 0:00.05elapsed 27%CPU (0avgtext+0avgdata 4496maxresident)k</text:p>
      <text:p text:style-name="P1">352inputs+352outputs (0major+345minor)pagefaults 0swaps</text:p>
      <text:p text:style-name="P1">#]0;landgrebea@aldenv23: ~/cs112/lab5#landgrebea@aldenv23:~/cs112/lab5$ /usr/bin/time zip atomserver-2.0-tests.zip atom</text:p>
      <text:p text:style-name="P1">updating: atomserver-2.0-tests.jar (deflated 7%)</text:p>
      <text:p text:style-name="P1">0.00user 0.00system 0:00.05elapsed 28%CPU (0avgtext+0avgdata 4496maxresident)k</text:p>
      <text:p text:style-name="P1">352inputs+352outputs (0major+345minor)pagefaults 0swaps</text:p>
      <text:p text:style-name="P1">#]0;landgrebea@aldenv23: ~/cs112/lab5#landgrebea@aldenv23:~/cs112/lab5$ /usr/bin/time zip atomserver-2.0-tests.zip atom</text:p>
      <text:p text:style-name="P1">updating: atomserver-2.0-tests.jar (deflated 7%)</text:p>
      <text:p text:style-name="P1">0.01user 0.00system 0:00.06elapsed 25%CPU (0avgtext+0avgdata 4480maxresident)k</text:p>
      <text:p text:style-name="P1">352inputs+352outputs (0major+344minor)pagefaults 0swaps</text:p>
      <text:p text:style-name="P1">#]0;landgrebea@aldenv23: ~/cs112/lab5#landgrebea@aldenv23:~/cs112/lab5$ exit##[K##[K##[K##[K#exit</text:p>
      <text:p text:style-name="P1">exit</text:p>
      <text:p text:style-name="P1"><text:line-break/>Script done on Thu 14 Mar 2013 04:48:41 PM EDT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cript started on Thu 14 Mar 2013 04:49:11 PM EDT<text:line-break/>#]0;landgrebea@aldenv23: ~/cs112/lab5#landgrebea@aldenv23:~/cs112/lab5$ /usr/bio##[Kn/time pack200 bailey.pack.gz bailey.ja </text:p>
      <text:p text:style-name="P1">2.10user 0.06system 0:01.19elapsed 182%CPU (0avgtext+0avgdata 216176maxresident)k</text:p>
      <text:p text:style-name="P1">0inputs+176outputs (0major+22733minor)pagefaults 0swaps</text:p>
      <text:p text:style-name="P1">#]0;landgrebea@aldenv23: ~/cs112/lab5#landgrebea@aldenv23:~/cs112/lab5$ /usr/bin/time pack200 bailey.pack.gz bailey.jar</text:p>
      <text:p text:style-name="P1">2.37user 0.06system 0:01.32elapsed 184%CPU (0avgtext+0avgdata 210480maxresident)k</text:p>
      <text:p text:style-name="P1">0inputs+176outputs (0major+25059minor)pagefaults 0swaps</text:p>
      <text:p text:style-name="P1">#]0;landgrebea@aldenv23: ~/cs112/lab5#landgrebea@aldenv23:~/cs112/lab5$ /usr/bin/time pack200 bailey.pack.gz bailey.jar</text:p>
      <text:p text:style-name="P1">2.05user 0.06system 0:01.15elapsed 183%CPU (0avgtext+0avgdata 207472maxresident)k</text:p>
      <text:p text:style-name="P1">0inputs+176outputs (0major+22145minor)pagefaults 0swaps</text:p>
      <text:p text:style-name="P1">#]0;landgrebea@aldenv23: ~/cs112/lab5#landgrebea@aldenv23:~/cs112/lab5$ /usr/bin/time pack200 bailey.pack.gz bailey.jar</text:p>
      <text:p text:style-name="P1">2.26user 0.07system 0:01.28elapsed 181%CPU (0avgtext+0avgdata 214368maxresident)k</text:p>
      <text:p text:style-name="P1">0inputs+176outputs (0major+26992minor)pagefaults 0swaps</text:p>
      <text:p text:style-name="P1">#]0;landgrebea@aldenv23: ~/cs112/lab5#landgrebea@aldenv23:~/cs112/lab5$ /usr/bin/time pack200 bailey.pack.gz bailey.jar</text:p>
      <text:p text:style-name="P5">2.20user 0.07system 0:01.25elapsed 181%CPU (0avgtext+0avgdata 210208maxresident)k</text:p>
      <text:p text:style-name="P5">0inputs+176outputs (0major+22712minor)pagefaults 0swaps</text:p>
      <text:p text:style-name="P5">#]0;</text:p>
      <text:p text:style-name="P1">Script started on Thu 14 Mar 2013 07:48:06 PM EDT<text:line-break/></text:p>
      <text:p text:style-name="P1">#]0;landgrebea@aldenv137: ~/cs112/lab5#landgrebea@aldenv137:~/cs112/lab5$ /usr/bin/time pack 200 --no-gzip bailey.pack b</text:p>
      <text:p text:style-name="P1">2.11user 0.04system 0:01.20elapsed 178%CPU (0avgtext+0avgdata 203776maxresident)k</text:p>
      <text:p text:style-name="P1">0inputs+288outputs (0major+23642minor)pagefaults 0swaps</text:p>
      <text:p text:style-name="P1">#]0;landgrebea@aldenv137: ~/cs112/lab5#landgrebea@aldenv137:~/cs112/lab5$ /usr/bin/time pack200 --no-gzip bailey.pack ba</text:p>
      <text:p text:style-name="P1">2.16user 0.06system 0:01.24elapsed 179%CPU (0avgtext+0avgdata 204736maxresident)k</text:p>
      <text:p text:style-name="P1">0inputs+288outputs (0major+24118minor)pagefaults 0swaps</text:p>
      <text:p text:style-name="P1">#]0;landgrebea@aldenv137: ~/cs112/lab5#landgrebea@aldenv137:~/cs112/lab5$ /usr/bin/time pack200 --no-gzip bailey.pack ba</text:p>
      <text:p text:style-name="P1">2.21user 0.08system 0:01.33elapsed 172%CPU (0avgtext+0avgdata 206784maxresident)k</text:p>
      <text:p text:style-name="P1">0inputs+288outputs (0major+24469minor)pagefaults 0swaps</text:p>
      <text:p text:style-name="P1">#]0;landgrebea@aldenv137: ~/cs112/lab5#landgrebea@aldenv137:~/cs112/lab5$ /usr/bin/time pack200 --no-gzip bailey.pack ba</text:p>
      <text:p text:style-name="P1">2.40user 0.08system 0:01.34elapsed 185%CPU (0avgtext+0avgdata 236400maxresident)k</text:p>
      <text:p text:style-name="P1">0inputs+288outputs (0major+26630minor)pagefaults 0swaps</text:p>
      <text:p text:style-name="P1">#]0;landgrebea@aldenv137: ~/cs112/lab5#landgrebea@aldenv137:~/cs112/lab5$ /usr/bin/time pack200 --no-gzip bailey.pack ba</text:p>
      <text:p text:style-name="P1">2.28user 0.05system 0:01.28elapsed 182%CPU (0avgtext+0avgdata 218672maxresident)k</text:p>
      <text:p text:style-name="P1">0inputs+288outputs (0major+24870minor)pagefaults 0swaps</text:p>
      <text:p text:style-name="P1">#]0;landgrebea@aldenv137: ~/cs112/lab5#landgrebea@aldenv137:~/cs112/lab5$ exit</text:p>
      <text:p text:style-name="P1">exit</text:p>
      <text:p text:style-name="P1"><text:line-break/>Script done on Thu 14 Mar 2013 07:49:23 PM EDT<text:line-break/></text:p>
      <text:p text:style-name="P5"><text:soft-page-break/><text:span text:style-name="T1"/></text:p>
      <text:p text:style-name="P5"><text:span text:style-name="T1"/></text:p>
      <text:p text:style-name="P5"><text:span text:style-name="T1">landgrebea@aldenv23: ~/cs112/lab5#landgrebea@aldenv23:~/cs112/lab5$ /usr./##[K##[K/bin./t##[K##[K##[K/time bailey.jar ##[K##[K##[K##[K##[K.zip ############[1@ ##[1@z#[1@i#[1@p######[C#[C#[C#[C#[C#[C#[C#[C#[C#[C#[C#[C#[C#[C#[C#[C#[Cbailey.jar</text:span></text:p>
      <text:p text:style-name="P1">updating: bailey.jar (deflated 7%)</text:p>
      <text:p text:style-name="P1">0.01user 0.00system 0:00.16elapsed 7%CPU (0avgtext+0avgdata 4480maxresident)k</text:p>
      <text:p text:style-name="P1">360inputs+360outputs (0major+344minor)pagefaults 0swaps</text:p>
      <text:p text:style-name="P1">#]0;landgrebea@aldenv23: ~/cs112/lab5#landgrebea@aldenv23:~/cs112/lab5$ /usr/bin/time zip bailey.zip bailey.jar</text:p>
      <text:p text:style-name="P1">updating: bailey.jar (deflated 7%)</text:p>
      <text:p text:style-name="P1">0.00user 0.00system 0:00.10elapsed 7%CPU (0avgtext+0avgdata 4496maxresident)k</text:p>
      <text:p text:style-name="P1">360inputs+360outputs (0major+345minor)pagefaults 0swaps</text:p>
      <text:p text:style-name="P1">#]0;landgrebea@aldenv23: ~/cs112/lab5#landgrebea@aldenv23:~/cs112/lab5$ /usr/bin/time zip bailey.zip bailey.jar</text:p>
      <text:p text:style-name="P1">updating: bailey.jar (deflated 7%)</text:p>
      <text:p text:style-name="P1">0.00user 0.00system 0:00.07elapsed 16%CPU (0avgtext+0avgdata 4496maxresident)k</text:p>
      <text:p text:style-name="P1">360inputs+360outputs (0major+345minor)pagefaults 0swaps</text:p>
      <text:p text:style-name="P1">#]0;landgrebea@aldenv23: ~/cs112/lab5#landgrebea@aldenv23:~/cs112/lab5$ /usr/bin/time zip bailey.zip bailey.jar</text:p>
      <text:p text:style-name="P1">updating: bailey.jar (deflated 7%)</text:p>
      <text:p text:style-name="P1">0.01user 0.00system 0:00.06elapsed 25%CPU (0avgtext+0avgdata 4496maxresident)k</text:p>
      <text:p text:style-name="P1">360inputs+360outputs (0major+345minor)pagefaults 0swaps</text:p>
      <text:p text:style-name="P1">#]0;landgrebea@aldenv23: ~/cs112/lab5#landgrebea@aldenv23:~/cs112/lab5$ /usr/bin/time zip bailey.zip bailey.jar</text:p>
      <text:p text:style-name="P1">updating: bailey.jar (deflated 7%)</text:p>
      <text:p text:style-name="P1">0.00user 0.00system 0:00.05elapsed 14%CPU (0avgtext+0avgdata 4480maxresident)k</text:p>
      <text:p text:style-name="P1">360inputs+360outputs (0major+344minor)pagefaults 0swaps</text:p>
      <text:p text:style-name="P1">#]0;landgrebea@aldenv23: ~/cs112/lab5#landgrebea@aldenv23:~/cs112/lab5$ /##[K#exit</text:p>
      <text:p text:style-name="P1">exit</text:p>
      <text:p text:style-name="P1"><text:line-break/>Script done on Thu 14 Mar 2013 04:51:24 PM EDT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cript started on Thu 14 Mar 2013 05:09:44 PM EDT<text:line-break/>#]0;landgrebea@aldenv23: ~/cs112/lab5#landgrebea@aldenv23:~/cs112/lab5$ /usr/bin/to##[Kime pack200 profiler .##[K##[K.pack.gz profile </text:p>
      <text:p text:style-name="P2">0.24user 0.04system 0:00.22elapsed 126%CPU (0avgtext+0avgdata 99904maxresident)k</text:p>
      <text:p text:style-name="P2">0inputs+72outputs (0major+7714minor)pagefaults 0swaps</text:p>
      <text:p text:style-name="P2">#]0;landgrebea@aldenv23: ~/cs112/lab5#landgrebea@aldenv23:~/cs112/lab5$ /usr/bin/time pack200 profiler.pack.gz profiler</text:p>
      <text:p text:style-name="P2">0.26user 0.03system 0:00.22elapsed 129%CPU (0avgtext+0avgdata 101104maxresident)k</text:p>
      <text:p text:style-name="P2">0inputs+72outputs (0major+8255minor)pagefaults 0swaps</text:p>
      <text:p text:style-name="P2">#]0;landgrebea@aldenv23: ~/cs112/lab5#landgrebea@aldenv23:~/cs112/lab5$ /usr/bin/time pack200 profiler.pack.gz profiler</text:p>
      <text:p text:style-name="P2">0.26user 0.02system 0:00.22elapsed 125%CPU (0avgtext+0avgdata 101152maxresident)k</text:p>
      <text:p text:style-name="P2">0inputs+72outputs (0major+8074minor)pagefaults 0swaps</text:p>
      <text:p text:style-name="P2">#]0;landgrebea@aldenv23: ~/cs112/lab5#landgrebea@aldenv23:~/cs112/lab5$ /usr/bin/time pack200 profiler.pack.gz profiler</text:p>
      <text:p text:style-name="P2">0.26user 0.03system 0:00.23elapsed 128%CPU (0avgtext+0avgdata 99632maxresident)k</text:p>
      <text:p text:style-name="P2">0inputs+72outputs (0major+8301minor)pagefaults 0swaps</text:p>
      <text:p text:style-name="P2">#]0;landgrebea@aldenv23: ~/cs112/lab5#landgrebea@aldenv23:~/cs112/lab5$ /usr/bin/time pack200 profiler.pack.gz profiler</text:p>
      <text:p text:style-name="P2">0.26user 0.01system 0:00.21elapsed 126%CPU (0avgtext+0avgdata 98640maxresident)k</text:p>
      <text:p text:style-name="P2">0inputs+72outputs (0major+7742minor)pagefaults 0swaps</text:p>
      <text:p text:style-name="P2">#]0;landgrebea@aldenv23: ~/cs112/lab5#landgrebea@aldenv23:~/cs112/lab5$ /usr/bin/time pack200 profiler ##[K##[K##[K##[K##[K##[K##[K##[K##[K##[K --no-gzip profiler.pack <text:s/></text:p>
      <text:p text:style-name="P2">0.24user 0.02system 0:00.21elapsed 126%CPU (0avgtext+0avgdata 98528maxresident)k</text:p>
      <text:p text:style-name="P2">0inputs+80outputs (0major+7554minor)pagefaults 0swaps</text:p>
      <text:p text:style-name="P2">#]0;landgrebea@aldenv23: ~/cs112/lab5#landgrebea@aldenv23:~/cs112/lab5$ /usr/bin/time pack200 --no-gzip profiler.pack p</text:p>
      <text:p text:style-name="P2">0.30user 0.02system 0:00.25elapsed 131%CPU (0avgtext+0avgdata 99808maxresident)k</text:p>
      <text:p text:style-name="P2">0inputs+80outputs (0major+8129minor)pagefaults 0swaps</text:p>
      <text:p text:style-name="P2">#]0;landgrebea@aldenv23: ~/cs112/lab5#landgrebea@aldenv23:~/cs112/lab5$ /usr/bin/time pack200 --no-gzip profiler.pack p</text:p>
      <text:p text:style-name="P2">0.29user 0.02system 0:00.24elapsed 128%CPU (0avgtext+0avgdata 102480maxresident)k</text:p>
      <text:p text:style-name="P2">0inputs+80outputs (0major+8255minor)pagefaults 0swaps</text:p>
      <text:p text:style-name="P2">#]0;landgrebea@aldenv23: ~/cs112/lab5#landgrebea@aldenv23:~/cs112/lab5$ /usr/bin/time pack200 --no-gzip profiler.pack p</text:p>
      <text:p text:style-name="P2">0.28user 0.01system 0:00.23elapsed 128%CPU (0avgtext+0avgdata 102192maxresident)k</text:p>
      <text:p text:style-name="P2">0inputs+80outputs (0major+8176minor)pagefaults 0swaps</text:p>
      <text:p text:style-name="P2">#]0;landgrebea@aldenv23: ~/cs112/lab5#landgrebea@aldenv23:~/cs112/lab5$ /usr/bin/time pack200 --no-gzip profiler.pack p</text:p>
      <text:p text:style-name="P2">0.26user 0.02system 0:00.21elapsed 129%CPU (0avgtext+0avgdata 99712maxresident)k</text:p>
      <text:p text:style-name="P2">0inputs+80outputs (0major+7805minor)pagefaults 0swaps</text:p>
      <text:p text:style-name="P2">#]0;landgrebea@aldenv23: ~/cs112/lab5#landgrebea@aldenv23:~/cs112/lab5$ /usr./bi##[K##[K##[K##[K/bin ##[K.time ##[K##[K##[K##[K##[K##[K/timne ##[K##[K##[Ke ap##[K##[Kpack200 ##[K##[K##[K##[K##[K##[K##[K##[Kzip profiler./##[Kzip profiler.jar</text:p>
      <text:p text:style-name="P2"><text:s text:c="2"/>adding: profiler.jar (deflated 11%)</text:p>
      <text:p text:style-name="P2">0.00user 0.00system 0:00.01elapsed 0%CPU (0avgtext+0avgdata 4416maxresident)k</text:p>
      <text:p text:style-name="P2">0inputs+88outputs (0major+341minor)pagefaults 0swaps</text:p>
      <text:p text:style-name="P2">#]0;landgrebea@aldenv23: ~/cs112/lab5#landgrebea@aldenv23:~/cs112/lab5$ /usr/bin/time zip profiler.zip profiler.jar</text:p>
      <text:p text:style-name="P2"><text:soft-page-break/>updating: profiler.jar (deflated 11%)</text:p>
      <text:p text:style-name="P2">0.00user 0.00system 0:00.02elapsed 0%CPU (0avgtext+0avgdata 4176maxresident)k</text:p>
      <text:p text:style-name="P2">88inputs+88outputs (0major+321minor)pagefaults 0swaps</text:p>
      <text:p text:style-name="P2">#]0;landgrebea@aldenv23: ~/cs112/lab5#landgrebea@aldenv23:~/cs112/lab5$ /usr/bin/time zip profiler.zip profiler.jar</text:p>
      <text:p text:style-name="P2">updating: profiler.jar (deflated 11%)</text:p>
      <text:p text:style-name="P2">0.00user 0.00system 0:00.02elapsed 0%CPU (0avgtext+0avgdata 4192maxresident)k</text:p>
      <text:p text:style-name="P2">88inputs+88outputs (0major+322minor)pagefaults 0swaps</text:p>
      <text:p text:style-name="P2">#]0;landgrebea@aldenv23: ~/cs112/lab5#landgrebea@aldenv23:~/cs112/lab5$ /usr/bin/time zip profiler.zip profiler.jar</text:p>
      <text:p text:style-name="P2">updating: profiler.jar (deflated 11%)</text:p>
      <text:p text:style-name="P2">0.00user 0.00system 0:00.03elapsed 0%CPU (0avgtext+0avgdata 4192maxresident)k</text:p>
      <text:p text:style-name="P2">88inputs+88outputs (0major+322minor)pagefaults 0swaps</text:p>
      <text:p text:style-name="P2">#]0;landgrebea@aldenv23: ~/cs112/lab5#landgrebea@aldenv23:~/cs112/lab5$ /usr/bin/time zip profiler.zip profiler.jar</text:p>
      <text:p text:style-name="P2">updating: profiler.jar (deflated 11%)</text:p>
      <text:p text:style-name="P2">0.00user 0.00system 0:00.02elapsed 0%CPU (0avgtext+0avgdata 4192maxresident)k</text:p>
      <text:p text:style-name="P2">88inputs+88outputs (0major+322minor)pagefaults 0swaps</text:p>
      <text:p text:style-name="P2">#]0;landgrebea@aldenv23: ~/cs112/lab5#landgrebea@aldenv23:~/cs112/lab5$ exit</text:p>
      <text:p text:style-name="P2">exit</text:p>
      <text:p text:style-name="P2"><text:line-break/>Script done on Thu 14 Mar 2013 05:11:19 PM EDT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cript started on Thu 14 Mar 2013 05:19:14 PM EDT<text:line-break/>#]0;landgrebea@aldenv23: ~/cs112/lab5#landgrebea@aldenv23:~/cs112/lab5$ usr.bi##[K##[K##[K##[Kr/bion##[K##[Kn/time ######################[1@/#[C#[C#[C#[C#[C#[C#[C#[C#[C#[C#[C#[C#[C#####[Ctwitter ##[K###[K##[K##[K##[K##[K##[K##[K##[K pack200 twitter#4j-core-3.0.3.pack</text:p>
      <text:p text:style-name="P2">3.48user 0.07system 0:01.91elapsed 186%CPU (0avgtext+0avgdata 255392maxresident)k</text:p>
      <text:p text:style-name="P2">0inputs+232outputs (0major+27997minor)pagefaults 0swaps</text:p>
      <text:p text:style-name="P2">#]0;landgrebea@aldenv23: ~/cs112/lab5#landgrebea@aldenv23:~/cs112/lab5$ /usr/bin/time pack200 twitter4j-core-3.0.3.pack</text:p>
      <text:p text:style-name="P2">3.38user 0.04system 0:01.85elapsed 185%CPU (0avgtext+0avgdata 245584maxresident)k</text:p>
      <text:p text:style-name="P2">0inputs+232outputs (0major+24784minor)pagefaults 0swaps</text:p>
      <text:p text:style-name="P2">#]0;landgrebea@aldenv23: ~/cs112/lab5#landgrebea@aldenv23:~/cs112/lab5$ /usr/bin/time pack200 twitter4j-core-3.0.3.pack</text:p>
      <text:p text:style-name="P2">3.41user 0.06system 0:01.89elapsed 183%CPU (0avgtext+0avgdata 253280maxresident)k</text:p>
      <text:p text:style-name="P2">0inputs+232outputs (0major+25179minor)pagefaults 0swaps</text:p>
      <text:p text:style-name="P2">#]0;landgrebea@aldenv23: ~/cs112/lab5#landgrebea@aldenv23:~/cs112/lab5$ /usr/bin/time pack200 twitter4j-core-3.0.3.pack</text:p>
      <text:p text:style-name="P2">3.28user 0.08system 0:01.85elapsed 181%CPU (0avgtext+0avgdata 267664maxresident)k</text:p>
      <text:p text:style-name="P2">0inputs+232outputs (0major+28881minor)pagefaults 0swaps</text:p>
      <text:p text:style-name="P2">#]0;landgrebea@aldenv23: ~/cs112/lab5#landgrebea@aldenv23:~/cs112/lab5$ /usr/bin/time pack200 twitter4j-core-3.0.3.pack</text:p>
      <text:p text:style-name="P2">3.43user 0.07system 0:01.90elapsed 184%CPU (0avgtext+0avgdata 250736maxresident)k</text:p>
      <text:p text:style-name="P2">0inputs+232outputs (0major+33876minor)pagefaults 0swaps</text:p>
      <text:p text:style-name="P2">#]0;landgrebea@aldenv23: ~/cs112/lab5#landgrebea@aldenv23:~/cs112/lab5$ /usr./##[K##[K.bi##[K##[K##[K/bin/time pack200 n##[K--no-gzip twitter#4j-core-</text:p>
      <text:p text:style-name="P2">3.37user 0.09system 0:01.86elapsed 185%CPU (0avgtext+0avgdata 247104maxresident)k</text:p>
      <text:p text:style-name="P2">0inputs+456outputs (0major+33246minor)pagefaults 0swaps</text:p>
      <text:p text:style-name="P2">#]0;landgrebea@aldenv23: ~/cs112/lab5#landgrebea@aldenv23:~/cs112/lab5$ /usr/bin/time pack200 --no-gzip twitter4j-core-</text:p>
      <text:p text:style-name="P2">3.17user 0.06system 0:01.78elapsed 181%CPU (0avgtext+0avgdata 244528maxresident)k</text:p>
      <text:p text:style-name="P2">0inputs+456outputs (0major+27758minor)pagefaults 0swaps</text:p>
      <text:p text:style-name="P2">#]0;landgrebea@aldenv23: ~/cs112/lab5#landgrebea@aldenv23:~/cs112/lab5$ /usr/bin/time pack200 --no-gzip twitter4j-core-</text:p>
      <text:p text:style-name="P2">3.43user 0.06system 0:01.87elapsed 186%CPU (0avgtext+0avgdata 250928maxresident)k</text:p>
      <text:p text:style-name="P2">0inputs+456outputs (0major+25773minor)pagefaults 0swaps</text:p>
      <text:p text:style-name="P2">#]0;landgrebea@aldenv23: ~/cs112/lab5#landgrebea@aldenv23:~/cs112/lab5$ /usr/bin/time pack200 --no-gzip twitter4j-core-</text:p>
      <text:p text:style-name="P2">3.29user 0.06system 0:01.84elapsed 182%CPU (0avgtext+0avgdata 251760maxresident)k</text:p>
      <text:p text:style-name="P2">0inputs+456outputs (0major+26518minor)pagefaults 0swaps</text:p>
      <text:p text:style-name="P2">#]0;landgrebea@aldenv23: ~/cs112/lab5#landgrebea@aldenv23:~/cs112/lab5$ /usr/bin/time pack200 --no-gzip twitter4j-core-</text:p>
      <text:p text:style-name="P2">3.45user 0.08system 0:01.89elapsed 186%CPU (0avgtext+0avgdata 251616maxresident)k</text:p>
      <text:p text:style-name="P2">0inputs+456outputs (0major+27127minor)pagefaults 0swaps</text:p>
      <text:p text:style-name="P2">#]0;landgrebea@aldenv23: ~/cs112/lab5#landgrebea@aldenv23:~/cs112/lab5$ /usr/bio##[Kmn##[K##[Kn/time zip ti##[Kwitter#4j-core-3.0.3.zip twi </text:p>
      <text:p text:style-name="P2">updating: twitter4j-core-3.0.3.jar (deflated 7%)</text:p>
      <text:p text:style-name="P2">0.01user 0.00system 0:00.07elapsed 26%CPU (0avgtext+0avgdata 4496maxresident)k</text:p>
      <text:p text:style-name="P2">392inputs+520outputs (0major+346minor)pagefaults 0swaps</text:p>
      <text:p text:style-name="P2">#]0;landgrebea@aldenv23: ~/cs112/lab5#landgrebea@aldenv23:~/cs112/lab5$ /usr/bin/time zip <text:soft-page-break/>twitter4j-core-3.0.3.zip twit</text:p>
      <text:p text:style-name="P2">updating: twitter4j-core-3.0.3.jar (deflated 7%)</text:p>
      <text:p text:style-name="P2">0.01user 0.00system 0:00.07elapsed 28%CPU (0avgtext+0avgdata 4512maxresident)k</text:p>
      <text:p text:style-name="P2">392inputs+520outputs (0major+346minor)pagefaults 0swaps</text:p>
      <text:p text:style-name="P2">#]0;landgrebea@aldenv23: ~/cs112/lab5#landgrebea@aldenv23:~/cs112/lab5$ /usr/bin/time zip twitter4j-core-3.0.3.zip twit</text:p>
      <text:p text:style-name="P2">updating: twitter4j-core-3.0.3.jar (deflated 7%)</text:p>
      <text:p text:style-name="P2">0.01user 0.00system 0:00.07elapsed 26%CPU (0avgtext+0avgdata 4512maxresident)k</text:p>
      <text:p text:style-name="P2">392inputs+520outputs (0major+346minor)pagefaults 0swaps</text:p>
      <text:p text:style-name="P2">#]0;landgrebea@aldenv23: ~/cs112/lab5#landgrebea@aldenv23:~/cs112/lab5$ /usr/bin/time zip twitter4j-core-3.0.3.zip twit</text:p>
      <text:p text:style-name="P2">updating: twitter4j-core-3.0.3.jar (deflated 7%)</text:p>
      <text:p text:style-name="P2">0.01user 0.00system 0:00.07elapsed 22%CPU (0avgtext+0avgdata 4512maxresident)k</text:p>
      <text:p text:style-name="P2">392inputs+520outputs (0major+346minor)pagefaults 0swaps</text:p>
      <text:p text:style-name="P2">#]0;landgrebea@aldenv23: ~/cs112/lab5#landgrebea@aldenv23:~/cs112/lab5$ /usr/bin/time zip twitter4j-core-3.0.3.zip twit</text:p>
      <text:p text:style-name="P2">updating: twitter4j-core-3.0.3.jar (deflated 7%)</text:p>
      <text:p text:style-name="P2">0.02user 0.00system 0:00.07elapsed 32%CPU (0avgtext+0avgdata 4512maxresident)k</text:p>
      <text:p text:style-name="P2">392inputs+520outputs (0major+347minor)pagefaults 0swaps</text:p>
      <text:p text:style-name="P2">#]0;landgrebea@aldenv23: ~/cs112/lab5#landgrebea@aldenv23:~/cs112/lab5$ exit</text:p>
      <text:p text:style-name="P2">exit</text:p>
      <text:p text:style-name="P2"><text:line-break/>Script done on Thu 14 Mar 2013 05:21:07 PM EDT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03-14T17:14:42</meta:creation-date>
    <dc:date>2013-03-15T04:07:42</dc:date>
    <dc:creator>Andreas Landgrebe</dc:creator>
    <meta:editing-duration>PT17M7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0" meta:paragraph-count="272" meta:word-count="1430" meta:character-count="22692" meta:non-whitespace-character-count="21534"/>
  </office:meta>
</office:document-meta>
</file>